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style:font-size-asian="12pt" style:font-size-complex="12pt"/>
    </style:style>
    <style:style style:name="P8" style:family="paragraph" style:parent-style-name="Standard">
      <style:text-properties fo:font-size="12pt" fo:language="nl" fo:country="BE" officeooo:rsid="00100b6d" officeooo:paragraph-rsid="00100b6d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00b6d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1</text:span></text:p>
      <text:p text:style-name="P3"/>
      <text:p text:style-name="P2">Gerealiseerd vorige week:</text:p>
      <text:p text:style-name="P3"/>
      <text:p text:style-name="P3"/>
      <text:p text:style-name="P8">– Schrijven artikel voor KNX</text:p>
      <text:p text:style-name="P8"/>
      <text:p text:style-name="P8">– Inleveren van scriptie</text:p>
      <text:p text:style-name="P8"/>
      <text:p text:style-name="P8">– Probleem met UART opgelost</text:p>
      <text:p text:style-name="P8"/>
      <text:p text:style-name="P8"><text:tab/>→ Foute configuratie in de Uart classe bij het aanmaken van de termios-config <text:tab/>-struct voor het instellen van de uart.</text:p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3"/>
      <text:p text:style-name="P8">– Verder debuggen en experimenteren</text:p>
      <text:p text:style-name="P8"/>
      <text:p text:style-name="P8">– <text:s/>Extra applicaties ma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5-27T11:40:03.186987586</dc:date>
    <meta:editing-duration>PT21M17S</meta:editing-duration>
    <meta:generator>LibreOffice/5.3.3.2$Linux_X86_64 LibreOffice_project/30m0$Build-2</meta:generator>
    <meta:document-statistic meta:table-count="0" meta:image-count="2" meta:object-count="0" meta:page-count="2" meta:paragraph-count="21" meta:word-count="80" meta:character-count="646" meta:non-whitespace-character-count="569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